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54mm"/>
    </style:style>
    <style:style style:name="co2" style:family="table-column">
      <style:table-column-properties fo:break-before="auto" style:column-width="78.19mm"/>
    </style:style>
    <style:style style:name="co3" style:family="table-column">
      <style:table-column-properties fo:break-before="auto" style:column-width="82.4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15mm" fo:break-before="auto" style:use-optimal-row-height="true"/>
    </style:style>
    <style:style style:name="ro3" style:family="table-row">
      <style:table-row-properties style:row-height="8.31mm" fo:break-before="auto" style:use-optimal-row-height="true"/>
    </style:style>
    <style:style style:name="ro4" style:family="table-row">
      <style:table-row-properties style:row-height="32.12mm" fo:break-before="auto" style:use-optimal-row-height="true"/>
    </style:style>
    <style:style style:name="ro5" style:family="table-row">
      <style:table-row-properties style:row-height="12.28mm" fo:break-before="auto" style:use-optimal-row-height="true"/>
    </style:style>
    <style:style style:name="ro6" style:family="table-row">
      <style:table-row-properties style:row-height="24.1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Selektor</text:p>
          </table:table-cell>
          <table:table-cell table:style-name="ce1" office:value-type="string" calcext:value-type="string">
            <text:p>css-Anweisungen</text:p>
          </table:table-cell>
          <table:table-cell table:style-name="ce1" table:number-columns-repeated="3"/>
        </table:table-row>
        <table:table-row table:style-name="ro2">
          <table:table-cell office:value-type="string" calcext:value-type="string">
            <text:p>Anwendung</text:p>
          </table:table-cell>
          <table:table-cell office:value-type="string" calcext:value-type="string">
            <text:p>.root { -fx-base: [color]; }</text:p>
            <text:p>für Abwandlungen: derive(-fx-base, [+/-x]%);</text:p>
          </table:table-cell>
          <table:table-cell office:value-type="string" calcext:value-type="string">
            <text:p>Beispiel:</text:p>
            <text:p>.root{</text:p>
            <text:p>    -fx-font-size: 16pt;</text:p>
            <text:p>    -fx-font-family: "Courier New";</text:p>
            <text:p>    -fx-base: rgb(132, 145, 47);</text:p>
            <text:p>    -fx-background: rgb(225, 228, 203);</text:p>
            <text:p>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ox</text:p>
          </table:table-cell>
          <table:table-cell/>
          <table:table-cell office:value-type="string" calcext:value-type="string">
            <text:p>fx-background-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... in workspace (Hauptleiste links)</text:p>
          </table:table-cell>
          <table:table-cell office:value-type="string" calcext:value-type="string">
            <text:p>.main-menu-bar</text:p>
          </table:table-cell>
          <table:table-cell office:value-type="string" calcext:value-type="string">
            <text:p>leicht andere background-colo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 ... in workspace-contacts, </text:p>
            <text:p>     -lessons, -email (Leiste links)</text:p>
          </table:table-cell>
          <table:table-cell office:value-type="string" calcext:value-type="string">
            <text:p>.menu-bar-lef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Box</text:p>
          </table:table-cell>
          <table:table-cell/>
          <table:table-cell office:value-type="string" calcext:value-type="string">
            <text:p>fx-background-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chorPane</text:p>
          </table:table-cell>
          <table:table-cell/>
          <table:table-cell office:value-type="string" calcext:value-type="string">
            <text:p>fx-background-co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litPane</text:p>
          </table:table-cell>
          <table:table-cell office:value-type="string" calcext:value-type="string">
            <text:p>.split-pane:horizontal.split-pane-divider</text:p>
          </table:table-cell>
          <table:table-cell office:value-type="string" calcext:value-type="string">
            <text:p>background? split-Leiste?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itledPane</text:p>
          </table:table-cell>
          <table:table-cell office:value-type="string" calcext:value-type="string">
            <text:p>.titled-pane(:expanded/collapsed).title</text:p>
            <text:p>.titled-pane(:expanded/collapsed).content</text:p>
          </table:table-cell>
          <table:table-cell office:value-type="string" calcext:value-type="string">
            <text:p>background, font, radius..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... in Leiste links</text:p>
          </table:table-cell>
          <table:table-cell office:value-type="string" calcext:value-type="string">
            <text:p>.titled-pane-left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crollPane</text:p>
          </table:table-cell>
          <table:table-cell office:value-type="string" calcext:value-type="string">
            <text:p>.scroll-pane</text:p>
            <text:p>.scroll-pane.scroll-bar:vertical</text:p>
            <text:p>.scroll-pane.scroll-bar:horizontal</text:p>
            <text:p>  .track</text:p>
            <text:p>  .track-background</text:p>
            <text:p>  .increment-button</text:p>
            <text:p>  .decrement-button</text:p>
            <text:p>  .thumb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.label</text:p>
          </table:table-cell>
          <table:table-cell office:value-type="string" calcext:value-type="string">
            <text:p>-fx-font / -fx-font-family, fx-background-color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Field</text:p>
          </table:table-cell>
          <table:table-cell office:value-type="string" calcext:value-type="string">
            <text:p>.text-field</text:p>
          </table:table-cell>
          <table:table-cell office:value-type="string" calcext:value-type="string">
            <text:p>font, background, border... 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... Suchleiste (contacts, email)</text:p>
          </table:table-cell>
          <table:table-cell office:value-type="string" calcext:value-type="string">
            <text:p>.searchb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wordField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extArea</text:p>
          </table:table-cell>
          <table:table-cell office:value-type="string" calcext:value-type="string">
            <text:p>.text-area</text:p>
            <text:p>.text-area:readonly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Button</text:p>
          </table:table-cell>
          <table:table-cell office:value-type="string" calcext:value-type="string">
            <text:p>.button</text:p>
            <text:p>.button:hover</text:p>
            <text:p>.button:pressed</text:p>
          </table:table-cell>
          <table:table-cell office:value-type="string" calcext:value-type="string">
            <text:p>font, background, border... bei Klick, Hover etc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 ... in workspace-contacts, </text:p>
            <text:p>     -lessons, -email (Leiste oben)</text:p>
          </table:table-cell>
          <table:table-cell office:value-type="string" calcext:value-type="string">
            <text:p>.upper-butt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... in Leiste links</text:p>
          </table:table-cell>
          <table:table-cell office:value-type="string" calcext:value-type="string">
            <text:p>.button-left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ggleButton</text:p>
          </table:table-cell>
          <table:table-cell office:value-type="string" calcext:value-type="string">
            <text:p>.toggle-button</text:p>
            <text:p>.toggle-button:selected</text:p>
            <text:p>.toggle-button:hover?</text:p>
          </table:table-cell>
          <table:table-cell office:value-type="string" calcext:value-type="string">
            <text:p>font, background, border... bei Klick, Hover etc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... in workspace</text:p>
          </table:table-cell>
          <table:table-cell office:value-type="string" calcext:value-type="string">
            <text:p>.main-toggle</text:p>
          </table:table-cell>
          <table:table-cell office:value-type="string" calcext:value-type="string">
            <text:p>keine runden Ecken, mit Grafik?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 ... in workspace-contacts, </text:p>
            <text:p>     -lessons, -email (Leiste links)</text:p>
          </table:table-cell>
          <table:table-cell office:value-type="string" calcext:value-type="string">
            <text:p>.sub-tog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uButto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 ... in workspace-contacts, </text:p>
            <text:p>     -lessons, -email (Leiste oben)</text:p>
          </table:table-cell>
          <table:table-cell office:value-type="string" calcext:value-type="string">
            <text:p>.upper-menu-button</text:p>
            <text:p>  .arrow-button(.arrow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... in Leiste links</text:p>
          </table:table-cell>
          <table:table-cell office:value-type="string" calcext:value-type="string">
            <text:p>.sub-toggle-menubutton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TableView</text:p>
          </table:table-cell>
          <table:table-cell office:value-type="string" calcext:value-type="string">
            <text:p>.table-view</text:p>
            <text:p>.table-view.column-header-background</text:p>
            <text:p>  (.nested-column-header.table-column.label.text)</text:p>
            <text:p>.table-column</text:p>
            <text:p>Zeilen? Ausgewählte Zeile?</text:p>
            <text:p>Linien innerhalb ausblenden?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26T08:25:44.603000000</meta:creation-date>
    <dc:date>2024-08-26T19:16:48.218000000</dc:date>
    <meta:editing-duration>PT4H28M42S</meta:editing-duration>
    <meta:editing-cycles>2</meta:editing-cycles>
    <meta:generator>LibreOffice/5.4.6.2$Windows_X86_64 LibreOffice_project/4014ce260a04f1026ba855d3b8d91541c224eab8</meta:generator>
    <meta:document-statistic meta:table-count="1" meta:cell-count="60" meta:object-count="0"/>
  </office:meta>
</office:document-meta>
</file>